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975b" officeooo:paragraph-rsid="0016975b"/>
    </style:style>
    <style:style style:name="P2" style:family="paragraph" style:parent-style-name="Standard">
      <style:text-properties officeooo:rsid="0016975b" officeooo:paragraph-rsid="00197105"/>
    </style:style>
    <style:style style:name="P3" style:family="paragraph" style:parent-style-name="Standard">
      <style:text-properties officeooo:rsid="0016975b" officeooo:paragraph-rsid="001d13b9"/>
    </style:style>
    <style:style style:name="P4" style:family="paragraph" style:parent-style-name="Standard">
      <style:text-properties officeooo:rsid="00184ef7" officeooo:paragraph-rsid="00184ef7"/>
    </style:style>
    <style:style style:name="P5" style:family="paragraph" style:parent-style-name="Standard">
      <style:text-properties officeooo:rsid="00184ef7" officeooo:paragraph-rsid="00197105"/>
    </style:style>
    <style:style style:name="P6" style:family="paragraph" style:parent-style-name="Standard">
      <style:text-properties officeooo:rsid="00197105" officeooo:paragraph-rsid="00197105"/>
    </style:style>
    <style:style style:name="P7" style:family="paragraph" style:parent-style-name="Standard">
      <style:text-properties officeooo:rsid="001b532d" officeooo:paragraph-rsid="001b532d"/>
    </style:style>
    <style:style style:name="T1" style:family="text">
      <style:text-properties officeooo:rsid="00197105"/>
    </style:style>
    <style:style style:name="T2" style:family="text">
      <style:text-properties officeooo:rsid="001992dd"/>
    </style:style>
    <style:style style:name="T3" style:family="text">
      <style:text-properties officeooo:rsid="001ad626"/>
    </style:style>
    <style:style style:name="T4" style:family="text">
      <style:text-properties fo:font-style="italic" officeooo:rsid="001ad626" style:font-style-asian="italic" style:font-style-complex="italic"/>
    </style:style>
    <style:style style:name="T5" style:family="text">
      <style:text-properties fo:font-style="normal" officeooo:rsid="001ad626" style:font-style-asian="normal" style:font-style-complex="normal"/>
    </style:style>
    <style:style style:name="T6" style:family="text">
      <style:text-properties officeooo:rsid="001b532d"/>
    </style:style>
    <style:style style:name="T7" style:family="text">
      <style:text-properties officeooo:rsid="001b7e64"/>
    </style:style>
    <style:style style:name="T8" style:family="text">
      <style:text-properties style:font-name="Liberation Serif1" officeooo:rsid="001b7e64"/>
    </style:style>
    <style:style style:name="T9" style:family="text">
      <style:text-properties officeooo:rsid="001d13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WAC Art Camp 2015 <text:span text:style-name="T1">Report</text:span></text:p>
      <text:p text:style-name="P7">Sarah Usick</text:p>
      <text:p text:style-name="P1"/>
      <text:p text:style-name="P3">For the second consecutive year, the Mid-West Art Council's summer Art Camp <text:span text:style-name="T6">was a</text:span> resounding success. <text:s/>Serving the communities of Hamiota, Miniota, Oak River and Kenton, Art Camp provided <text:span text:style-name="T2">the </text:span>children <text:span text:style-name="T2">of these small towns</text:span> with quality fine arts and crafts instruction, four days a week <text:span text:style-name="T6">throughout</text:span> July and August. <text:s/>Each community <text:span text:style-name="T6">therefore </text:span>received <text:span text:style-name="T6">two</text:span> weeks of Art Camp. <text:s/><text:span text:style-name="T6">T</text:span>he <text:span text:style-name="T6">number of sessions</text:span> was adjusted for the community size and time of summer. <text:s/>In general, the Art Camp day was divided into two sessions, 10:30-12 for aged 5-8; and 1-2:30 for aged 9 and up. <text:s/><text:span text:style-name="T6"><text:s/></text:span>This concentration of sessions from last year improved the class sizes <text:span text:style-name="T7">and dynamic.</text:span> <text:s/><text:span text:style-name="T9">The second half of the summer was busier with189 attendances while the first half had 137. <text:s/></text:span>Only in Hamiota was the maximum capacity reached for physical space and classroom management. <text:s/></text:p>
      <text:p text:style-name="P2"/>
      <text:p text:style-name="P5">A fee of $2/day/child was met with general approval, and <text:span text:style-name="T7">easily </text:span>covered all supplies <text:span text:style-name="T1">costs</text:span>. <text:s/>The projects made use of donated supplies <text:span text:style-name="T1">to the Centre </text:span>and recyclable materials <text:span text:style-name="T7">as well.</text:span></text:p>
      <text:p text:style-name="P1"/>
      <text:p text:style-name="P1">To serve the greatest <text:span text:style-name="T7">spectrum</text:span> of children, 2015's Art Camp program offered a d<text:span text:style-name="T7">iverse</text:span> range of projects and lessons. <text:s/>Some highlights include: SpaceRace Diaramas, papier-m<text:span text:style-name="T8">â</text:span>ch<text:span text:style-name="T8">é</text:span> sculpture, charcoal still life studies, <text:span text:style-name="T7">Ocean Wave Jars, </text:span>and <text:span text:style-name="T2">recyclable</text:span> jewelry-<text:span text:style-name="T2">making</text:span>. <text:s/>The activities were modified in difficulty for the age group and <text:span text:style-name="T2">class size.</text:span> <text:s/>Volunteer aid was only necessary in the Hamiota weeks, and proved very helpful in assisting with projects and clean up.</text:p>
      <text:p text:style-name="P1"/>
      <text:p text:style-name="P1">All four communities allowed use of their facilities without charge. <text:s/><text:span text:style-name="T3">Two skating/curling rinks, one church basement, and the MWAC centre were lent for Art Camp's use. <text:s/></text:span>Advertising was <text:span text:style-name="T7">done </text:span>through <text:span text:style-name="T3">distributing</text:span> posters <text:span text:style-name="T3">a) physically, to local businesses</text:span>, <text:span text:style-name="T3">schools and parents, </text:span>and <text:span text:style-name="T3">b) electronically, through the </text:span>email lists <text:span text:style-name="T7">of </text:span>the <text:span text:style-name="T3">Midwest Recreation Office</text:span>, <text:span text:style-name="T3">and social media. <text:s/>Awareness could potentially be increased by a regularly maintained website serving these communities, in addition to Hamiota's existing site. <text:s/>Also, more effort to advertise in the local papers such as</text:span><text:span text:style-name="T5"> the</text:span><text:span text:style-name="T4"> Hamiota Leader </text:span><text:span text:style-name="T3">will be made. <text:s/>Next year, the MWAC would like to expand Art Camp to Rapid City, splitting the days of predicted low attendance of the smaller communities with Rapid City. <text:s/>Additionally, Hamiota's weeks could be increased to five days, in response to its high attendance.</text:span></text:p>
      <text:p text:style-name="P1"/>
      <text:p text:style-name="P6">In sum, Art Camp 2015 <text:span text:style-name="T3">met</text:span> its mandate <text:span text:style-name="T6">again t</text:span>o <text:span text:style-name="T6">deliver</text:span> a <text:span text:style-name="T7">fun, </text:span>quality, all summer, arts-focused day camp for Hamiota, Miniota, Oak River and Kenton, leaving parents and kids in <text:span text:style-name="T3">strong </text:span>anticipation for its return next year.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22:25:34.422000000</meta:creation-date>
    <dc:date>2015-08-24T11:38:59.670000000</dc:date>
    <meta:editing-duration>PT51M23S</meta:editing-duration>
    <meta:editing-cycles>7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7" meta:word-count="415" meta:character-count="2609" meta:non-whitespace-character-count="2181"/>
  </office:meta>
</office:document-meta>
</file>